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575in"/>
    </style:style>
    <style:style style:name="TableColumn28" style:family="table-column">
      <style:table-column-properties style:column-width="0.5173in"/>
    </style:style>
    <style:style style:name="TableColumn29" style:family="table-column">
      <style:table-column-properties style:column-width="0.3222in"/>
    </style:style>
    <style:style style:name="TableColumn30" style:family="table-column">
      <style:table-column-properties style:column-width="0.834in"/>
    </style:style>
    <style:style style:name="TableColumn31" style:family="table-column">
      <style:table-column-properties style:column-width="0.6888in"/>
    </style:style>
    <style:style style:name="TableColumn32" style:family="table-column">
      <style:table-column-properties style:column-width="2.8805in"/>
    </style:style>
    <style:style style:name="Table26" style:family="table">
      <style:table-properties style:width="6.818in" fo:margin-left="-0.7777in" style:writing-mode="rl-tb" table:align="center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</style:style>
    <style:style style:name="T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1" style:family="table-row">
      <style:table-row-properties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paragraph-properties>
        <style:tab-stops>
          <style:tab-stop style:type="center" style:position="2.55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7" style:family="table-row">
      <style:table-row-properties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6" style:family="table-row">
      <style:table-row-properties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6" style:parent-style-name="ללאמרווח" style:family="paragraph">
      <style:paragraph-properties fo:text-align="justify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מפעל<text:s/>: כהן משיח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כתובת</text:span></text:p>
          </table:table-cell>
          <table:table-cell table:style-name="TableCell37" table:number-columns-spanned="2">
            <text:p text:style-name="P38">שפירא</text:p>
          </table:table-cell>
          <table:covered-table-cell/>
          <table:table-cell table:style-name="TableCell39" table:number-columns-spanned="3">
            <text:p text:style-name="P40">מ'ס 14 <text:s text:c="2"/>אזה"ת (מערב ) ראשון לציון.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ייעוד העסק</text:p>
          </table:table-cell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><text:s/>שיווק מוצרי ליטוש.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היתר רעלים - יש</text:p>
          </table:table-cell>
          <table:table-cell table:style-name="TableCell51" table:number-columns-spanned="3">
            <text:p text:style-name="P52">רמת סיווג <text:s/>:</text:p>
          </table:table-cell>
          <table:covered-table-cell/>
          <table:covered-table-cell/>
          <table:table-cell table:style-name="TableCell53">
            <text:p text:style-name="P54"><text:span text:style-name="T55">C</text:span><text:span text:style-name="T56">.</text:span></text:p>
          </table:table-cell>
          <table:table-cell table:style-name="TableCell57">
            <text:p text:style-name="P58"><text:span text:style-name="T59">אישור כבאות</text:span><text:span text:style-name="T60"><text:s text:c="2"/>- <text:s text:c="3"/></text:span><text:span text:style-name="T61">יש.</text:span></text:p>
          </table:table-cell>
        </table:table-row>
        <table:table-row table:style-name="TableRow62">
          <table:table-cell table:style-name="TableCell63" table:number-columns-spanned="2">
            <text:p text:style-name="P64"/>
          </table:table-cell>
          <table:covered-table-cell/>
          <table:table-cell table:style-name="TableCell65" table:number-columns-spanned="4">
            <text:p text:style-name="P66">חומרים<text:s/>מסוכנים<text:s/>במפעל<text:tab/></text:p>
          </table:table-cell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שם החומר+ או"ם</text:p>
          </table:table-cell>
          <table:table-cell table:style-name="TableCell70" table:number-columns-spanned="3">
            <text:p text:style-name="P71">כמות וסוג אריזה.</text:p>
          </table:table-cell>
          <table:covered-table-cell/>
          <table:covered-table-cell/>
          <table:table-cell table:style-name="TableCell72">
            <text:p text:style-name="P73">קוד חירום</text:p>
          </table:table-cell>
          <table:table-cell table:style-name="TableCell74">
            <text:p text:style-name="P75">מיקום במפעל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 table:number-columns-spanned="3">
            <text:p text:style-name="P80"/>
          </table:table-cell>
          <table:covered-table-cell/>
          <table:covered-table-cell/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1263.</text:p>
          </table:table-cell>
          <table:table-cell table:style-name="TableCell88" table:number-columns-spanned="3">
            <text:p text:style-name="P89">בקרטונים , חדר שלם מידות חדר 4*6 לערך.</text:p>
          </table:table-cell>
          <table:covered-table-cell/>
          <table:covered-table-cell/>
          <table:table-cell table:style-name="TableCell90">
            <text:p text:style-name="P91"><text:span text:style-name="T92">E</text:span><text:span text:style-name="T93">-</text:span><text:span text:style-name="T94">G</text:span><text:span text:style-name="T95">-</text:span><text:span text:style-name="T96">3</text:span></text:p>
          </table:table-cell>
          <table:table-cell table:style-name="TableCell97">
            <text:p text:style-name="P98">קומה א' מצד צפון בתוך המבנה.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 table:number-columns-spanned="3">
            <text:p text:style-name="P103"/>
          </table:table-cell>
          <table:covered-table-cell/>
          <table:covered-table-cell/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 table:number-columns-spanned="3">
            <text:p text:style-name="P112"/>
          </table:table-cell>
          <table:covered-table-cell/>
          <table:covered-table-cell/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/></text:p>
          </table:table-cell>
          <table:table-cell table:style-name="TableCell120" table:number-columns-spanned="3">
            <text:p text:style-name="P121"><text:s/></text:p>
          </table:table-cell>
          <table:covered-table-cell/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3">
            <text:p text:style-name="P130"/>
          </table:table-cell>
          <table:covered-table-cell/>
          <table:covered-table-cell/>
          <table:table-cell table:style-name="TableCell131">
            <text:p text:style-name="P132"/>
          </table:table-cell>
          <table:table-cell table:style-name="TableCell133">
            <text:p text:style-name="P134"><text:s text:c="2"/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>
            <text:p text:style-name="P141"/>
          </table:table-cell>
          <table:table-cell table:style-name="TableCell142">
            <text:p text:style-name="P143"><text:s text:c="101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3">
            <text:p text:style-name="P148"/>
          </table:table-cell>
          <table:covered-table-cell/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columns-spanned="6">
            <text:p text:style-name="P155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<text:bookmark-start text:name="_GoBack"/>שם</text:p>
          </table:table-cell>
          <table:table-cell table:style-name="TableCell159" table:number-columns-spanned="3">
            <text:p text:style-name="P160">טלפון</text:p>
          </table:table-cell>
          <table:covered-table-cell/>
          <table:covered-table-cell/>
          <table:table-cell table:style-name="TableCell161">
            <text:p text:style-name="P162"/>
          </table:table-cell>
          <table:table-cell table:style-name="TableCell163">
            <text:p text:style-name="P164">נייד</text:p>
          </table:table-cell>
        </table:table-row>
        <table:table-row table:style-name="TableRow165">
          <table:table-cell table:style-name="TableCell166">
            <text:p text:style-name="P167">יגאל כהן</text:p>
            <text:p text:style-name="P168">יניב</text:p>
          </table:table-cell>
          <table:table-cell table:style-name="TableCell169" table:number-columns-spanned="3">
            <text:p text:style-name="P170">03:9524296</text:p>
            <text:p text:style-name="P171"/>
          </table:table-cell>
          <table:covered-table-cell/>
          <table:covered-table-cell/>
          <table:table-cell table:style-name="TableCell172">
            <text:p text:style-name="P173"/>
          </table:table-cell>
          <table:table-cell table:style-name="TableCell174">
            <text:p text:style-name="P175">052:8531464</text:p>
            <text:p text:style-name="P176">052:3607097</text:p>
            <text:p text:style-name="P177"/>
          </table:table-cell>
        </table:table-row>
      </table:table>
      <text:p text:style-name="P178"><text:bookmark-end text:name="_GoBack"/></text:p>
      <text:p text:style-name="P179"><text:span text:style-name="T180">הערות מיוחדות:</text:span><text:span text:style-name="T181"><text:s/></text:span><text:span text:style-name="T182">האחסנה בקרטונים ,במידות שונות.</text:span></text:p>
      <text:p text:style-name="P183"/>
      <text:p text:style-name="P184"/>
      <text:p text:style-name="P185"/>
      <text:p text:style-name="P186"><text:span text:style-name="T187">סיור וממצאים:<text:s/></text:span><text:span text:style-name="T188">אבישי פפיאשוילי.</text:span><text:span text:style-name="T189"><text:s/>הבדיקה בוצעה בחודש יוני 2</text:span><text:span text:style-name="T190">013.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8:00Z</meta:creation-date>
    <dc:date>2014-05-21T07:58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10" meta:character-count="662" meta:row-count="4" meta:non-whitespace-character-count="553"/>
  </office:meta>
</office:document-meta>
</file>